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orhok" svg:font-family="Torho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text-properties officeooo:paragraph-rsid="000f286e"/>
    </style:style>
    <style:style style:name="P2" style:family="paragraph" style:parent-style-name="Text_20_body" style:list-style-name="L1">
      <style:text-properties officeooo:paragraph-rsid="00106867"/>
    </style:style>
    <style:style style:name="P3" style:family="paragraph" style:parent-style-name="Text_20_body" style:list-style-name="L2">
      <style:text-properties officeooo:paragraph-rsid="000f286e"/>
    </style:style>
    <style:style style:name="P4" style:family="paragraph" style:parent-style-name="Text_20_body">
      <style:text-properties style:text-underline-style="solid" style:text-underline-width="auto" style:text-underline-color="font-color" officeooo:paragraph-rsid="000dd512"/>
    </style:style>
    <style:style style:name="P5" style:family="paragraph" style:parent-style-name="Text_20_body">
      <style:text-properties style:text-underline-style="solid" style:text-underline-width="auto" style:text-underline-color="font-color" officeooo:paragraph-rsid="00106867"/>
    </style:style>
    <style:style style:name="P6" style:family="paragraph" style:parent-style-name="Text_20_body">
      <style:text-properties style:text-underline-style="solid" style:text-underline-width="auto" style:text-underline-color="font-color" fo:font-weight="bold" officeooo:rsid="0023701a" officeooo:paragraph-rsid="0023701a"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2143da" officeooo:paragraph-rsid="002143da"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1cc945" officeooo:paragraph-rsid="001f9e49" style:font-weight-asian="bold" style:font-weight-complex="bold"/>
    </style:style>
    <style:style style:name="P9" style:family="paragraph" style:parent-style-name="Text_20_body">
      <style:text-properties officeooo:paragraph-rsid="00106867"/>
    </style:style>
    <style:style style:name="P10" style:family="paragraph" style:parent-style-name="Text_20_body">
      <style:text-properties fo:font-size="9pt" officeooo:rsid="00126269" officeooo:paragraph-rsid="00126269" style:font-size-asian="9pt" style:font-size-complex="9pt"/>
    </style:style>
    <style:style style:name="P11" style:family="paragraph" style:parent-style-name="Text_20_body">
      <style:text-properties fo:font-size="9pt" officeooo:rsid="00134271" officeooo:paragraph-rsid="0014f3fc" style:font-size-asian="9pt" style:font-size-complex="9pt"/>
    </style:style>
    <style:style style:name="P12" style:family="paragraph" style:parent-style-name="Text_20_body">
      <style:text-properties fo:font-size="9pt" officeooo:rsid="0014f3fc" officeooo:paragraph-rsid="0014f3fc" style:font-size-asian="9pt" style:font-size-complex="9pt"/>
    </style:style>
    <style:style style:name="P13" style:family="paragraph" style:parent-style-name="Text_20_body">
      <style:text-properties fo:font-size="9pt" officeooo:rsid="001752d9" officeooo:paragraph-rsid="001752d9" style:font-size-asian="9pt" style:font-size-complex="9pt"/>
    </style:style>
    <style:style style:name="P14" style:family="paragraph" style:parent-style-name="Text_20_body">
      <style:text-properties officeooo:paragraph-rsid="001752d9"/>
    </style:style>
    <style:style style:name="P15" style:family="paragraph" style:parent-style-name="Text_20_body">
      <style:text-properties officeooo:rsid="0017fdfd" officeooo:paragraph-rsid="0017fdfd"/>
    </style:style>
    <style:style style:name="P16" style:family="paragraph" style:parent-style-name="Text_20_body" style:list-style-name="L3">
      <style:text-properties officeooo:rsid="0017fdfd" officeooo:paragraph-rsid="0017fdfd"/>
    </style:style>
    <style:style style:name="P17" style:family="paragraph" style:parent-style-name="Text_20_body">
      <style:text-properties officeooo:rsid="0017fdfd" officeooo:paragraph-rsid="001a1cfe"/>
    </style:style>
    <style:style style:name="P18" style:family="paragraph" style:parent-style-name="Text_20_body" style:list-style-name="L4">
      <style:text-properties officeooo:rsid="0017fdfd" officeooo:paragraph-rsid="001a1cfe"/>
    </style:style>
    <style:style style:name="P19" style:family="paragraph" style:parent-style-name="Text_20_body" style:list-style-name="L6">
      <style:text-properties officeooo:rsid="0017fdfd" officeooo:paragraph-rsid="0017fdfd"/>
    </style:style>
    <style:style style:name="P20" style:family="paragraph" style:parent-style-name="Text_20_body">
      <style:text-properties officeooo:rsid="001a1cfe" officeooo:paragraph-rsid="001a1cfe"/>
    </style:style>
    <style:style style:name="P21" style:family="paragraph" style:parent-style-name="Text_20_body" style:list-style-name="L5">
      <style:text-properties officeooo:rsid="001a1cfe" officeooo:paragraph-rsid="001a1cfe"/>
    </style:style>
    <style:style style:name="P22" style:family="paragraph" style:parent-style-name="Text_20_body">
      <style:text-properties officeooo:rsid="001a1cfe" officeooo:paragraph-rsid="001f9e49"/>
    </style:style>
    <style:style style:name="P23" style:family="paragraph" style:parent-style-name="Text_20_body" style:list-style-name="L7">
      <style:text-properties officeooo:paragraph-rsid="001c9120"/>
    </style:style>
    <style:style style:name="P24" style:family="paragraph" style:parent-style-name="Text_20_body">
      <style:text-properties officeooo:paragraph-rsid="001c9120"/>
    </style:style>
    <style:style style:name="P25" style:family="paragraph" style:parent-style-name="Text_20_body">
      <style:text-properties officeooo:rsid="001cc945" officeooo:paragraph-rsid="001cc945"/>
    </style:style>
    <style:style style:name="P26" style:family="paragraph" style:parent-style-name="Text_20_body" style:list-style-name="L8">
      <style:text-properties officeooo:rsid="001cc945" officeooo:paragraph-rsid="001cc945"/>
    </style:style>
    <style:style style:name="P27" style:family="paragraph" style:parent-style-name="Text_20_body" style:list-style-name="L8">
      <style:text-properties officeooo:rsid="001cc945" officeooo:paragraph-rsid="001ead8b"/>
    </style:style>
    <style:style style:name="P28" style:family="paragraph" style:parent-style-name="Text_20_body" style:list-style-name="L9">
      <style:text-properties officeooo:rsid="001cc945" officeooo:paragraph-rsid="001f9e49"/>
    </style:style>
    <style:style style:name="P29" style:family="paragraph" style:parent-style-name="Text_20_body" style:list-style-name="L9">
      <style:text-properties officeooo:rsid="001cc945" officeooo:paragraph-rsid="001febe5"/>
    </style:style>
    <style:style style:name="P30" style:family="paragraph" style:parent-style-name="Text_20_body" style:list-style-name="L11">
      <style:text-properties officeooo:rsid="001cc945" officeooo:paragraph-rsid="002143da"/>
    </style:style>
    <style:style style:name="P31" style:family="paragraph" style:parent-style-name="Text_20_body" style:list-style-name="L11">
      <style:text-properties officeooo:rsid="001cc945" officeooo:paragraph-rsid="0023157d"/>
    </style:style>
    <style:style style:name="P32" style:family="paragraph" style:parent-style-name="Text_20_body" style:list-style-name="L11">
      <style:text-properties officeooo:rsid="001cc945" officeooo:paragraph-rsid="0023701a"/>
    </style:style>
    <style:style style:name="P33" style:family="paragraph" style:parent-style-name="Text_20_body" style:list-style-name="L10">
      <style:text-properties officeooo:paragraph-rsid="001f9e49"/>
    </style:style>
    <style:style style:name="P34" style:family="paragraph" style:parent-style-name="Text_20_body">
      <style:text-properties officeooo:rsid="002143da" officeooo:paragraph-rsid="002143da"/>
    </style:style>
    <style:style style:name="P35" style:family="paragraph" style:parent-style-name="Text_20_body">
      <style:text-properties officeooo:rsid="0023701a" officeooo:paragraph-rsid="0023701a"/>
    </style:style>
    <style:style style:name="P36" style:family="paragraph" style:parent-style-name="Text_20_body">
      <style:text-properties officeooo:rsid="00242ad9" officeooo:paragraph-rsid="00242ad9"/>
    </style:style>
    <style:style style:name="P37" style:family="paragraph" style:parent-style-name="Text_20_body" style:list-style-name="L11">
      <style:paragraph-properties fo:margin-left="2.501cm" fo:margin-right="0cm" fo:text-indent="-0.635cm" style:auto-text-indent="false"/>
      <style:text-properties officeooo:rsid="001cc945" officeooo:paragraph-rsid="002143da"/>
    </style:style>
    <style:style style:name="P38" style:family="paragraph" style:parent-style-name="Heading_20_1">
      <style:text-properties officeooo:paragraph-rsid="00242ad9"/>
    </style:style>
    <style:style style:name="P39" style:family="paragraph" style:parent-style-name="Код">
      <style:text-properties fo:font-size="9pt" style:font-size-asian="9pt" style:font-size-complex="9pt"/>
    </style:style>
    <style:style style:name="P40" style:family="paragraph" style:parent-style-name="Код">
      <style:text-properties fo:font-size="9pt" officeooo:paragraph-rsid="0024e870" style:font-size-asian="9pt" style:font-size-complex="9pt"/>
    </style:style>
    <style:style style:name="P41" style:family="paragraph" style:parent-style-name="Код">
      <style:text-properties fo:font-size="9pt" fo:language="zxx" fo:country="none" style:font-size-asian="9pt" style:language-asian="zxx" style:country-asian="none" style:font-size-complex="9pt" style:language-complex="zxx" style:country-complex="none"/>
    </style:style>
    <style:style style:name="P42" style:family="paragraph" style:parent-style-name="Код" style:master-page-name="">
      <style:paragraph-properties fo:orphans="2" fo:widows="2" style:page-number="auto"/>
      <style:text-properties fo:font-size="9pt" fo:language="zxx" fo:country="none" style:font-size-asian="9pt" style:language-asian="zxx" style:country-asian="none" style:font-size-complex="9pt"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0dd512" style:font-weight-asian="bold" style:font-weight-complex="bold"/>
    </style:style>
    <style:style style:name="T3" style:family="text">
      <style:text-properties fo:font-weight="bold" officeooo:rsid="00106867" style:font-weight-asian="bold" style:font-weight-complex="bold"/>
    </style:style>
    <style:style style:name="T4" style:family="text">
      <style:text-properties fo:font-weight="bold" officeooo:rsid="0023157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57da9" style:font-style-asian="italic" style:font-style-complex="italic"/>
    </style:style>
    <style:style style:name="T7" style:family="text">
      <style:text-properties fo:font-style="italic" officeooo:rsid="001752d9" style:font-style-asian="italic" style:font-style-complex="italic"/>
    </style:style>
    <style:style style:name="T8" style:family="text">
      <style:text-properties fo:font-style="italic" officeooo:rsid="001a1cfe" style:font-style-asian="italic" style:font-style-complex="italic"/>
    </style:style>
    <style:style style:name="T9" style:family="text">
      <style:text-properties fo:font-style="italic" officeooo:rsid="0019191c" style:font-style-asian="italic" style:font-style-complex="italic"/>
    </style:style>
    <style:style style:name="T10" style:family="text">
      <style:text-properties fo:font-style="italic" officeooo:rsid="001b6727" style:font-style-asian="italic" style:font-style-complex="italic"/>
    </style:style>
    <style:style style:name="T11" style:family="text">
      <style:text-properties fo:font-style="italic" officeooo:rsid="001f9e49" style:font-style-asian="italic" style:font-style-complex="italic"/>
    </style:style>
    <style:style style:name="T12" style:family="text">
      <style:text-properties fo:font-style="italic" officeooo:rsid="001febe5" style:font-style-asian="italic" style:font-style-complex="italic"/>
    </style:style>
    <style:style style:name="T13" style:family="text">
      <style:text-properties fo:font-style="italic" officeooo:rsid="002143da" style:font-style-asian="italic" style:font-style-complex="italic"/>
    </style:style>
    <style:style style:name="T14" style:family="text">
      <style:text-properties fo:font-style="italic" officeooo:rsid="0023157d" style:font-style-asian="italic" style:font-style-complex="italic"/>
    </style:style>
    <style:style style:name="T15" style:family="text">
      <style:text-properties fo:font-style="italic" officeooo:rsid="0023701a"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06867" style:font-style-asian="italic" style:font-weight-asian="normal" style:font-style-complex="italic" style:font-weight-complex="normal"/>
    </style:style>
    <style:style style:name="T18" style:family="text">
      <style:text-properties fo:font-style="italic" fo:font-weight="normal" officeooo:rsid="00126269" style:font-style-asian="italic" style:font-weight-asian="normal" style:font-style-complex="italic" style:font-weight-complex="normal"/>
    </style:style>
    <style:style style:name="T19" style:family="text">
      <style:text-properties fo:font-style="italic" fo:font-weight="normal" officeooo:rsid="002763da" style:font-style-asian="italic" style:font-weight-asian="normal" style:font-style-complex="italic" style:font-weight-complex="normal"/>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officeooo:rsid="000dd512"/>
    </style:style>
    <style:style style:name="T22" style:family="text">
      <style:text-properties officeooo:rsid="000f286e"/>
    </style:style>
    <style:style style:name="T23" style:family="text">
      <style:text-properties fo:language="en" fo:country="US"/>
    </style:style>
    <style:style style:name="T24" style:family="text">
      <style:text-properties fo:language="en" fo:country="US" fo:font-style="normal" fo:font-weight="normal" style:language-asian="zxx" style:country-asian="none" style:font-style-asian="normal" style:font-weight-asian="normal" style:language-complex="zxx" style:country-complex="none" style:font-style-complex="normal" style:font-weight-complex="normal"/>
    </style:style>
    <style:style style:name="T25" style:family="text">
      <style:text-properties fo:language="en" fo:country="US" fo:font-style="italic" fo:font-weight="normal" style:language-asian="zxx" style:country-asian="none" style:font-style-asian="italic" style:font-weight-asian="normal" style:language-complex="zxx" style:country-complex="none" style:font-style-complex="italic" style:font-weight-complex="normal"/>
    </style:style>
    <style:style style:name="T26" style:family="text">
      <style:text-properties fo:language="en" fo:country="US" officeooo:rsid="002763da"/>
    </style:style>
    <style:style style:name="T27" style:family="text">
      <style:text-properties fo:font-size="9pt" fo:font-style="normal" officeooo:rsid="0024e870" style:font-size-asian="9pt" style:font-style-asian="normal" style:font-size-complex="9pt" style:font-style-complex="normal"/>
    </style:style>
    <style:style style:name="T28" style:family="text">
      <style:text-properties officeooo:rsid="0010686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officeooo:rsid="00106867" style:font-style-asian="normal" style:font-style-complex="normal"/>
    </style:style>
    <style:style style:name="T33" style:family="text">
      <style:text-properties fo:font-style="normal" officeooo:rsid="00126269" style:font-style-asian="normal" style:font-style-complex="normal"/>
    </style:style>
    <style:style style:name="T34" style:family="text">
      <style:text-properties fo:font-style="normal" officeooo:rsid="00134271" style:font-style-asian="normal" style:font-style-complex="normal"/>
    </style:style>
    <style:style style:name="T35" style:family="text">
      <style:text-properties fo:font-style="normal" officeooo:rsid="00157da9" style:font-style-asian="normal" style:font-style-complex="normal"/>
    </style:style>
    <style:style style:name="T36" style:family="text">
      <style:text-properties fo:font-style="normal" officeooo:rsid="001691b7" style:font-style-asian="normal" style:font-style-complex="normal"/>
    </style:style>
    <style:style style:name="T37" style:family="text">
      <style:text-properties fo:font-style="normal" officeooo:rsid="001752d9" style:font-style-asian="normal" style:font-style-complex="normal"/>
    </style:style>
    <style:style style:name="T38" style:family="text">
      <style:text-properties fo:font-style="normal" officeooo:rsid="0019191c" style:font-style-asian="normal" style:font-style-complex="normal"/>
    </style:style>
    <style:style style:name="T39" style:family="text">
      <style:text-properties fo:font-style="normal" officeooo:rsid="001a1cfe" style:font-style-asian="normal" style:font-style-complex="normal"/>
    </style:style>
    <style:style style:name="T40" style:family="text">
      <style:text-properties fo:font-style="normal" officeooo:rsid="001b6727" style:font-style-asian="normal" style:font-style-complex="normal"/>
    </style:style>
    <style:style style:name="T41" style:family="text">
      <style:text-properties fo:font-style="normal" officeooo:rsid="001ead8b" style:font-style-asian="normal" style:font-style-complex="normal"/>
    </style:style>
    <style:style style:name="T42" style:family="text">
      <style:text-properties fo:font-style="normal" officeooo:rsid="001f9e49" style:font-style-asian="normal" style:font-style-complex="normal"/>
    </style:style>
    <style:style style:name="T43" style:family="text">
      <style:text-properties fo:font-style="normal" officeooo:rsid="001febe5" style:font-style-asian="normal" style:font-style-complex="normal"/>
    </style:style>
    <style:style style:name="T44" style:family="text">
      <style:text-properties fo:font-style="normal" officeooo:rsid="00242ad9"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06867" style:font-style-asian="normal" style:font-weight-asian="bold" style:font-style-complex="normal" style:font-weight-complex="bold"/>
    </style:style>
    <style:style style:name="T47" style:family="text">
      <style:text-properties fo:font-style="normal" fo:font-weight="bold" officeooo:rsid="001c9120" style:font-style-asian="normal" style:font-weight-asian="bold" style:font-style-complex="normal" style:font-weight-complex="bold"/>
    </style:style>
    <style:style style:name="T48" style:family="text">
      <style:text-properties fo:font-style="normal" fo:font-weight="bold" officeooo:rsid="001a1cfe"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106867" style:font-style-asian="normal" style:font-weight-asian="normal" style:font-style-complex="normal" style:font-weight-complex="normal"/>
    </style:style>
    <style:style style:name="T51" style:family="text">
      <style:text-properties fo:font-style="normal" fo:font-weight="normal" officeooo:rsid="002763da" style:font-style-asian="normal" style:font-weight-asian="normal" style:font-style-complex="normal"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normal" style:text-underline-style="solid" style:text-underline-width="auto" style:text-underline-color="font-color" officeooo:rsid="00157da9" style:font-style-asian="normal" style:font-style-complex="normal"/>
    </style:style>
    <style:style style:name="T54" style:family="text">
      <style:text-properties fo:font-style="normal" style:text-underline-style="solid" style:text-underline-width="auto" style:text-underline-color="font-color" officeooo:rsid="001b6727" style:font-style-asian="normal" style:font-style-complex="normal"/>
    </style:style>
    <style:style style:name="T55" style:family="text">
      <style:text-properties fo:font-weight="normal" officeooo:rsid="00106867" style:font-weight-asian="normal" style:font-weight-complex="normal"/>
    </style:style>
    <style:style style:name="T56" style:family="text">
      <style:text-properties fo:font-weight="normal" officeooo:rsid="0024e870" style:font-weight-asian="normal" style:font-weight-complex="normal"/>
    </style:style>
    <style:style style:name="T57"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58"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59" style:family="text">
      <style:text-properties fo:language="zxx" fo:country="none" fo:font-style="italic" style:language-asian="zxx" style:country-asian="none" style:font-style-asian="italic" style:language-complex="zxx" style:country-complex="none" style:font-style-complex="italic"/>
    </style:style>
    <style:style style:name="T60" style:family="text">
      <style:text-properties officeooo:rsid="001752d9"/>
    </style:style>
    <style:style style:name="T61" style:family="text">
      <style:text-properties officeooo:rsid="001c9120"/>
    </style:style>
    <style:style style:name="T62" style:family="text">
      <style:text-properties officeooo:rsid="002143da"/>
    </style:style>
    <style:style style:name="T63" style:family="text">
      <style:text-properties officeooo:rsid="0023157d"/>
    </style:style>
    <style:style style:name="T64" style:family="text">
      <style:text-properties officeooo:rsid="0023701a"/>
    </style:style>
    <style:style style:name="T65" style:family="text">
      <style:text-properties officeooo:rsid="002763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his guide <text:span text:style-name="T61">is a quick introduction to </text:span><text:span text:style-name="T1">AP's Toolkit</text:span>.</text:h>
      <text:p text:style-name="P36">The guide is for Version 1.0 of library.</text:p>
      <text:p text:style-name="P24">There is following modules, that mostly interconnect with each other:</text:p>
      <text:list xml:id="list3138718950689388490" text:style-name="L7">
        <text:list-item>
          <text:p text:style-name="P23"><text:a xlink:type="simple" xlink:href="#2.Section 1. ap_net module. Connections pool|outline"><text:span text:style-name="T5">ap_net</text:span></text:a><text:a xlink:type="simple" xlink:href="#2.Section 1. ap_net module. Connections pool|outline"> - networking functions. Contains TCP/UDP connections pool and epoll()-based helpers</text:a></text:p>
        </text:list-item>
        <text:list-item>
          <text:p text:style-name="P23"><text:a xlink:type="simple" xlink:href="#3.Section 2. ap_log - logging and debugging|outline"><text:span text:style-name="T5">ap_log</text:span></text:a><text:a xlink:type="simple" xlink:href="#3.Section 2. ap_log - logging and debugging|outline"> - logging and debugging facilities. Contains log messages broadcasting tools. Error control for toolkit</text:a></text:p>
        </text:list-item>
        <text:list-item>
          <text:p text:style-name="P23"><text:a xlink:type="simple" xlink:href="#4.Section 3. ap_str - strings manipulation. Parsing and tokens|outline"><text:span text:style-name="T5">ap_str</text:span></text:a><text:a xlink:type="simple" xlink:href="#4.Section 3. ap_str - strings manipulation. Parsing and tokens|outline"> - strings manipulation. Mainly </text:a><text:a xlink:type="simple" xlink:href="#4.Section 3. ap_str - strings manipulation. Parsing and tokens|outline"><text:span text:style-name="T1">strtok()</text:span></text:a><text:a xlink:type="simple" xlink:href="#4.Section 3. ap_str - strings manipulation. Parsing and tokens|outline"> wrapper</text:a></text:p>
        </text:list-item>
        <text:list-item>
          <text:p text:style-name="P23"><text:a xlink:type="simple" xlink:href="#5.Section 4. ap_utils - Miscellaneous utilities.|outline"><text:span text:style-name="T5">ap_utils</text:span></text:a><text:a xlink:type="simple" xlink:href="#5.Section 4. ap_utils - Miscellaneous utilities.|outline"> - Miscellaneous utility functions that not falls into above categories.</text:a></text:p>
        </text:list-item>
      </text:list>
      <text:h text:style-name="Heading_20_1" text:outline-level="1">Section 1. ap_net <text:span text:style-name="T23">module. Connections pool</text:span></text:h>
      <text:p text:style-name="P14"><text:tab/>This module have one big system: connections pool. That is for client-server communication via TCP or UDP messaging. You can use almost all functions directly, controlling pool's connection list with manual accept/receive/send/close. But intended use is partly or fully asynchronous, so you setup pool and cycle poll function, that will take the burden of calling secondary service procedures as accept/receive or close and notifying your callback function of pending events. The callback function will receive signals for all aspects of socket activity that may require special attention. This include new connection or data arrival, connection errors and expiration, etc.<text:line-break/><text:line-break/>So the usage pattern on server side, where we have listener socket is to <text:span text:style-name="T5">create pool, create listener, while(something) do_poll()</text:span>.<text:line-break/>Client side is the same, but <text:span text:style-name="T60">instead of</text:span> listener <text:span text:style-name="T60">we do connect() between polls.</text:span><text:line-break/><text:line-break/>For simplicity reasons each <text:span text:style-name="T22">server-type </text:span>pool can have just one TCP or UDP listener port, and <text:span text:style-name="T22">also </text:span>server pool's <text:span text:style-name="T22">incoming </text:span>connections are limited to either IP v4 or v6 - <text:span text:style-name="T22">which is set in pool's flags</text:span>. The client's pool <text:span text:style-name="T22">with only outgoing </text:span>connections <text:span text:style-name="T22">ignore those restrictions</text:span>. Of course you can have as much pools of any kind as you wish. The trick is you can have single callback function for all of them, so there is really no big difference in management one or many pools.<text:line-break/><text:line-break/><text:span text:style-name="T29">Now to real part. We begin with creating pool:</text:span></text:p>
      <text:p text:style-name="P41">struct ap_net_conn_pool_t *pool;<text:line-break/>pool = ap_net_conn_pool_create(POOL_FLAGS, MAX_CONNECTIONS_SLOTS, DEFAULT_TIMEOUT_IN_MS, CONNECTION_RECEIVING_BUFFER_SIZE, callback_function);</text:p>
      <text:list xml:id="list4438755795033232024" text:style-name="L2">
        <text:list-item>
          <text:p text:style-name="P3">Where <text:span text:style-name="T1">POOL_FLAGS</text:span> bit set controls TCP or UDP, IPv4 or IPv6 modes, etc (see AP_NET_POOL_FLAGS_*)</text:p>
        </text:list-item>
        <text:list-item>
          <text:p text:style-name="P3"><text:span text:style-name="T1">MAX_CONNECTIONS_SLOTS</text:span><text:span text:style-name="T2"> – </text:span>is hard limit of possible simultaneous connections.<text:line-break/>You can lift or drop this number later via call to ap_net_conn_pool_set_max_connections()</text:p>
        </text:list-item>
        <text:list-item>
          <text:p text:style-name="P3"><text:span text:style-name="T1">DEFAULT_TIMEOUT_IN_MS</text:span><text:span text:style-name="T2"> – </text:span>for incoming connections there will be default expiration time set from this parameter value in milliseconds. Expired connections will be closed automatically in polling function. Callback will be notified before closing</text:p>
        </text:list-item>
        <text:list-item>
          <text:p text:style-name="P3">C<text:span text:style-name="T1">ONNECTION_RECEIVING_BUFFER_SIZE</text:span><text:span text:style-name="T2"> – </text:span>each connection in pool have individual buffer for incoming data. This is how many bytes will be there.<text:line-break/>Set it <text:span text:style-name="T21">thoughtfully.</text:span> The dirty part is you are required to behave with this buffer and obey some simple rules to get flawless data stream.</text:p>
        </text:list-item>
        <text:list-item>
          <text:p text:style-name="P3">And callback_function is our callback that gets just two parameters: connection's structure pointer and signal type.<text:line-break/>Simply: <text:span text:style-name="T5">int callback_func(struct ap_net_connection_t *conn, int signal_type)</text:span>. Signal_type is of AP_NET_SIGNAL_*<text:line-break/>The return value of this function should be true/false for user acknowledge to accept new connection and ignored in most other cases.</text:p>
        </text:list-item>
      </text:list>
      <text:p text:style-name="P4">Then creating listener:</text:p>
      <text:p text:style-name="P42">if ( ! ap_net_conn_pool_set_str_addr(pool, (char *)BIND_ADDRESS_STRING, LISTENER_PORT)<text:line-break/><text:span text:style-name="T26"><text:tab/></text:span>|| -1 == ap_net_conn_pool_listener_create(pool, MAX_TRIES, RETRY_SLEEP)<text:line-break/><text:span text:style-name="T26"><text:tab/></text:span>)<text:line-break/><text:span text:style-name="T26"><text:tab/></text:span>report_error();</text:p>
      <text:list xml:id="list2902309358310510753" text:style-name="L1">
        <text:list-item>
          <text:p text:style-name="P1"><text:soft-page-break/><text:span text:style-name="T1">ap_net_conn_pool_set_str_addr() </text:span>sets listener binding IP address from string form and integer port.</text:p>
        </text:list-item>
        <text:list-item>
          <text:p text:style-name="P2"><text:span text:style-name="T1">ap_net_conn_pool_listener_create()</text:span> binds and issues <text:span text:style-name="T1">listen()</text:span> call for TCP pool.<text:line-break/><text:span text:style-name="T1">MAX_TRIES</text:span> parameter set count of retry <text:span text:style-name="T21">attempts</text:span> on <text:span text:style-name="T1">bind() </text:span>call. This is useful on system <text:span text:style-name="T28">start-up</text:span> when daemon can be loaded prior to networking interface initialization.<text:line-break/>The companion <text:span text:style-name="T1">RETRY_SLEEP</text:span> parameter sets sleep() seconds count between tries.</text:p>
        </text:list-item>
      </text:list>
      <text:p text:style-name="P9"><text:span text:style-name="T28">Now we have ready to process incoming connections pool.<text:line-break/>And by running something like:</text:span></text:p>
      <text:p text:style-name="P39"><text:span text:style-name="T28">for(;;)<text:line-break/>{<text:line-break/><text:tab/>if ( ! ap_net_conn_pool_poll(pool) )<text:line-break/><text:tab/><text:tab/>report_error();<text:line-break/>}</text:span></text:p>
      <text:p text:style-name="P5"><text:span text:style-name="T28">That's nearly all what is needed.<text:line-break/>Don't forget the callback:</text:span></text:p>
      <text:p text:style-name="P40"><text:span text:style-name="T55">int </text:span><text:span text:style-name="T3">my_callback</text:span><text:span text:style-name="T55">(</text:span><text:span text:style-name="T50">struct ap_net_connection_t conn, int signal_type)<text:line-break/>{<text:line-break/><text:tab/></text:span><text:span text:style-name="T46">switch</text:span><text:span text:style-name="T50">(signal_type)<text:line-break/><text:tab/><text:tab/></text:span><text:span text:style-name="T46">case</text:span><text:span text:style-name="T50"> AP_NET_SIGNAL_CONN_CREATED:<text:line-break/></text:span><text:span text:style-name="T51"><text:tab/></text:span><text:span text:style-name="T50"><text:tab/><text:tab/></text:span><text:span text:style-name="T17">/* connection structure is just got created.<text:line-break/><text:tab/></text:span><text:span text:style-name="T19"><text:tab/></text:span><text:span text:style-name="T17"><text:tab/>This is not actual network connection event.<text:line-break/><text:tab/><text:tab/></text:span><text:span text:style-name="T19"><text:tab/></text:span><text:span text:style-name="T17">Time to attach your data to the connection's hook */</text:span><text:span text:style-name="T50"><text:line-break/></text:span><text:span text:style-name="T51"><text:tab/></text:span><text:span text:style-name="T50"><text:tab/><text:tab/></text:span><text:span text:style-name="T46">allocate_connection_user_data</text:span><text:span text:style-name="T50">(conn);<text:line-break/><text:tab/></text:span><text:span text:style-name="T51"><text:tab/></text:span><text:span text:style-name="T50"><text:tab/></text:span><text:span text:style-name="T46">break</text:span><text:span text:style-name="T50">;<text:line-break/><text:tab/><text:tab/></text:span><text:span text:style-name="T46">case</text:span><text:span text:style-name="T50"> AP_NET_SIGNAL_CONN_DESTROYING:<text:line-break/></text:span><text:span text:style-name="T51"><text:tab/></text:span><text:span text:style-name="T50"><text:tab/><text:tab/></text:span><text:span text:style-name="T17">/* Connection structure is pending for removal.<text:line-break/><text:tab/></text:span><text:span text:style-name="T19"><text:tab/></text:span><text:span text:style-name="T17"><text:tab/>Can be called on pool's array downsize.<text:line-break/><text:tab/><text:tab/></text:span><text:span text:style-name="T19"><text:tab/></text:span><text:span text:style-name="T17">Time to unhook your data binded with this connection */</text:span><text:span text:style-name="T50"><text:line-break/></text:span><text:span text:style-name="T51"><text:tab/></text:span><text:span text:style-name="T50"><text:tab/><text:tab/></text:span><text:span text:style-name="T46">free_connections_user_data</text:span><text:span text:style-name="T50">(conn);<text:line-break/><text:tab/></text:span><text:span text:style-name="T51"><text:tab/></text:span><text:span text:style-name="T50"><text:tab/></text:span><text:span text:style-name="T46">break</text:span><text:span text:style-name="T50">;<text:line-break/><text:tab/><text:tab/></text:span><text:span text:style-name="T46">case</text:span><text:span text:style-name="T50"> AP_NET_SIGNAL_CONN_CONNECTED:<text:line-break/><text:tab/><text:tab/><text:tab/></text:span><text:span text:style-name="T17">/* Ah. This is out outgoing connection attempt made succesful */</text:span><text:span text:style-name="T50"><text:line-break/><text:tab/><text:tab/><text:tab/></text:span><text:span text:style-name="T46">send_first_packet_as_client</text:span><text:span text:style-name="T50">(conn);<text:line-break/><text:tab/><text:tab/><text:tab/></text:span><text:span text:style-name="T46">break</text:span><text:span text:style-name="T50">;<text:line-break/><text:tab/><text:tab/></text:span><text:span text:style-name="T46">case</text:span><text:span text:style-name="T50"> AP_NET_SIGNAL_CONN_ACCEPTED:<text:line-break/><text:tab/><text:tab/><text:tab/></text:span><text:span text:style-name="T17">/* And this is new incoming connection established<text:line-break/><text:tab/><text:tab/><text:tab/>and waiting our approval */</text:span><text:span text:style-name="T50"><text:line-break/><text:tab/><text:tab/><text:tab/></text:span><text:span text:style-name="T46">if</text:span><text:span text:style-name="T50"> ( ! </text:span><text:span text:style-name="T46">check_if_we_want_this_client_at_all</text:span><text:span text:style-name="T50">(conn) )<text:line-break/><text:tab/><text:tab/><text:tab/><text:tab/></text:span><text:span text:style-name="T46">return</text:span><text:span text:style-name="T50"> 0;<text:line-break/><text:tab/><text:tab/><text:tab/></text:span><text:span text:style-name="T46">initialize_connection_user_data</text:span><text:span text:style-name="T50">(conn);<text:line-break/><text:tab/><text:tab/><text:tab/></text:span><text:span text:style-name="T46">retu</text:span><text:span text:style-name="T47">r</text:span><text:span text:style-name="T46">n</text:span><text:span text:style-name="T50"> 1;<text:line-break/><text:tab/><text:tab/></text:span><text:span text:style-name="T46">case</text:span><text:span text:style-name="T50"> AP_NET_SIGNAL_CONN_CLOSING:<text:line-break/><text:tab/><text:tab/><text:tab/></text:span><text:span text:style-name="T17">/* Closing by manual request, or peer graceful shutdown,<text:line-break/><text:tab/><text:tab/><text:tab/>or any other event or fatal error<text:line-break/><text:tab/><text:tab/><text:tab/>Maybe it's time to unhook your data too */</text:span><text:span text:style-name="T50"><text:line-break/><text:tab/><text:tab/><text:tab/></text:span><text:span text:style-name="T46">stop_data_processing_for_connection</text:span><text:span text:style-name="T50">(conn);<text:line-break/><text:tab/><text:tab/><text:tab/></text:span><text:span text:style-name="T46">break</text:span><text:span text:style-name="T50">;<text:line-break/><text:tab/><text:tab/></text:span><text:span text:style-name="T46">case</text:span><text:span text:style-name="T50"> AP_NET_SIGNAL_CONN_DATA_IN:<text:line-break/><text:tab/><text:tab/><text:tab/></text:span><text:span text:style-name="T17">/* Some bytes arrived. You do something */</text:span><text:span text:style-name="T50"><text:line-break/><text:tab/><text:tab/><text:tab/></text:span><text:span text:style-name="T46">process_incoming_data</text:span><text:span text:style-name="T50">(conn);<text:line-break/><text:tab/><text:tab/><text:tab/></text:span><text:span text:style-name="T46">break</text:span><text:span text:style-name="T50">;<text:line-break/><text:tab/><text:tab/></text:span><text:span text:style-name="T46">case</text:span><text:span text:style-name="T50"> AP_NET_SIGNAL_CONN_TIMED_OUT:<text:line-break/><text:tab/><text:tab/><text:tab/></text:span><text:span text:style-name="T17">/* </text:span><text:span text:style-name="T18">if e</text:span><text:span text:style-name="T17">xpiration is set </text:span><text:span text:style-name="T18">to non-zero millisecs on pool creation<text:line-break/><text:tab/><text:tab/><text:tab/>or manually corrected in the connection itself, then this signal<text:line-break/><text:tab/><text:tab/><text:tab/>will arrive when it's less that current clock */</text:span><text:span text:style-name="T50"><text:line-break/><text:tab/><text:tab/><text:tab/></text:span><text:span text:style-name="T46">notify_of_slow_client</text:span><text:span text:style-name="T50">(conn);<text:line-break/><text:tab/><text:tab/><text:tab/></text:span><text:span text:style-name="T17">/* next and the last signal for this connection<text:line-break/><text:tab/><text:tab/><text:tab/> will be AP_NET_SIGNAL_CONN_CLOSING */</text:span><text:span text:style-name="T50"><text:line-break/></text:span><text:span text:style-name="T32"><text:tab/><text:tab/><text:tab/></text:span><text:span text:style-name="T46">break</text:span><text:span text:style-name="T32">;<text:line-break/><text:tab/>} /* </text:span><text:span text:style-name="T33">end of switch */</text:span><text:span text:style-name="T32"><text:line-break/>} /* </text:span><text:span text:style-name="T33">end of callback() */</text:span></text:p>
      <text:p text:style-name="P11"><text:span text:style-name="T31">The mentioned hook in connection's structure is <text:s/></text:span><text:span text:style-name="T5">void *</text:span><text:span text:style-name="T16">user_data</text:span><text:span text:style-name="T49">. On connection structure creation it initialized to </text:span><text:span text:style-name="T45">NULL</text:span><text:span text:style-name="T49">, so you can easy distinguish between hooked and not hooked.</text:span></text:p>
      <text:p text:style-name="P11"><text:span text:style-name="T49">The accepting procedure closes connection immediately after emitting </text:span><text:span text:style-name="T46">AP_NET_SIGNAL_CONN_ACCEPTED</text:span><text:span text:style-name="T50"> </text:span><text:span text:style-name="T49">signal if callback returned false.</text:span></text:p>
      <text:p text:style-name="P11"><text:soft-page-break/><text:span text:style-name="T49">Default expiration for incoming connections is set in </text:span><text:span text:style-name="T58">ap_net_conn_pool_create</text:span><text:span text:style-name="T25">() </text:span><text:span text:style-name="T24">call. The actual expiration time is corrected on accept and connect events to be current time + pool default. If default is set to 0, no expiration is performed automatically. Beware of stalled connections! You can use </text:span><text:span text:style-name="T58">ap_utils_timespec_</text:span><text:span text:style-name="T25">* </text:span><text:span text:style-name="T24">function set to manipulate conn-&gt;expire value.</text:span></text:p>
      <text:p text:style-name="P12"><text:span text:style-name="T31">Check for error and other states in bit-field </text:span><text:span text:style-name="T5">conn-&gt;state</text:span><text:span text:style-name="T31">. See </text:span><text:span text:style-name="T45">AP_NET_ST_*</text:span><text:span text:style-name="T31"> in ap_net.h for description.</text:span></text:p>
      <text:p text:style-name="P12"><text:span text:style-name="T31">Upon receiving event for incoming data</text:span><text:span text:style-name="T36">,</text:span><text:span text:style-name="T31"> </text:span><text:span text:style-name="T59">ap_net_conn_pool_poll()</text:span><text:span text:style-name="T31"> automatically calls </text:span><text:span text:style-name="T5">ap_net_conn_pool_recv()</text:span><text:span text:style-name="T31"> function that </text:span><text:span text:style-name="T35">tries to receive data into connection's buffer. Upon arrival of some bytes</text:span><text:span text:style-name="T36">,</text:span><text:span text:style-name="T35"> they are placed start</text:span><text:span text:style-name="T36">ing</text:span><text:span text:style-name="T35"> from </text:span><text:span text:style-name="T6">conn-&gt;buf + conn-&gt;buffill</text:span><text:span text:style-name="T35"> position</text:span><text:span text:style-name="T36"> if there is some space left</text:span><text:span text:style-name="T35">.<text:line-break/>After that </text:span><text:span text:style-name="T6">conn-&gt;buffill</text:span><text:span text:style-name="T35"> is added with count of bytes placed. That is your high watermark. The low watermark is </text:span><text:span text:style-name="T6">conn-&gt;bufpos</text:span><text:span text:style-name="T35">.<text:line-break/></text:span><text:span text:style-name="T53">It is mandatory that you update this marker upon processing of some data</text:span><text:span text:style-name="T35">. It's state is monitored and if it is past </text:span><text:span text:style-name="T6">conn-&gt;buffill</text:span><text:span text:style-name="T35">,<text:line-break/>then buffer is considered "empty" and new data will arrive from the start of it. The </text:span><text:span text:style-name="T6">bufpos</text:span><text:span text:style-name="T35"> value is set to zero then.<text:line-break/>So </text:span><text:span text:style-name="T36">the</text:span><text:span text:style-name="T35"> main rule is not to use some direct-to-buffer </text:span><text:span text:style-name="T6">char*</text:span><text:span text:style-name="T35"> pointers as the data can be moved or replaced</text:span><text:span text:style-name="T36"> within poll() calls</text:span><text:span text:style-name="T35">.<text:line-break/>Always check </text:span><text:span text:style-name="T6">bufpos</text:span><text:span text:style-name="T35"> and </text:span><text:span text:style-name="T6">buffill</text:span><text:span text:style-name="T35"> variables. Also you can force leftovers of data cleaning by setting </text:span><text:span text:style-name="T6">buffill</text:span><text:span text:style-name="T35"> to zero.</text:span></text:p>
      <text:p text:style-name="P10"><text:span text:style-name="T31">And that's basically the core of process, that will allow you </text:span><text:span text:style-name="T34">to start.</text:span></text:p>
      <text:p text:style-name="P13"><text:span text:style-name="T34">F</text:span><text:span text:style-name="T31">or the bulk and details also check </text:span><text:span text:style-name="T57">ap_net/ap_net.tests.c</text:span></text:p>
      <text:h text:style-name="Heading_20_1" text:outline-level="1"><text:span text:style-name="T31">Section 2. ap_log</text:span><text:span text:style-name="T37"> - logging and debugging</text:span></text:h>
      <text:p text:style-name="P15"><text:span text:style-name="T31">This facility is light and clean. There is two nice global variables:</text:span></text:p>
      <text:list xml:id="list3180780609817758413" text:style-name="L3">
        <text:list-item>
          <text:p text:style-name="P16"><text:span text:style-name="T7">int ap_log_debug_to_tty</text:span><text:span text:style-name="T31"> -</text:span><text:span text:style-name="T37"> </text:span><text:span text:style-name="T31">Boolean</text:span><text:span text:style-name="T37"> flag telling whether to output debug messages to stderr alo</text:span><text:span text:style-name="T44">ng with other registered debug channel(s)</text:span></text:p>
        </text:list-item>
        <text:list-item>
          <text:p text:style-name="P16"><text:span text:style-name="T37">i</text:span><text:span text:style-name="T7">nt ap_log_debug_level</text:span><text:span text:style-name="T31"> -</text:span><text:span text:style-name="T37"> </text:span><text:span text:style-name="T31">V</text:span><text:span text:style-name="T37">erboseness of debug messages.</text:span><text:span text:style-name="T31"> This is used inside the guts of toolkit to show something from time to time, so be prepared that this will be not only your messages.</text:span><text:span text:style-name="T37"><text:line-break/></text:span><text:span text:style-name="T31">U</text:span><text:span text:style-name="T37">se <text:s/></text:span><text:span text:style-name="T7">if ( </text:span><text:span text:style-name="T5">ap_log_</text:span><text:span text:style-name="T7">debug_level &gt;= MINLEVEL ) say_something</text:span><text:span text:style-name="T37">; */</text:span></text:p>
        </text:list-item>
      </text:list>
      <text:p text:style-name="P17"><text:span text:style-name="T38">First you should register your opened </text:span><text:span text:style-name="T31">file or socket descriptor</text:span><text:span text:style-name="T38"> as debug messages output target.<text:line-break/></text:span><text:span text:style-name="T39">Multiple targets allowed at once. That way your messages can go to the console, log file and to the pair of remote stuff members that did telnet to your software's debugging port.</text:span></text:p>
      <text:p text:style-name="P17"><text:span text:style-name="T37">T</text:span><text:span text:style-name="T31">he </text:span><text:span text:style-name="T45">debug_handle</text:span><text:span text:style-name="T31"> group is used to add or remove file or socket descriptors to the debug output list</text:span><text:span text:style-name="T38">:</text:span></text:p>
      <text:list xml:id="list3736896035631014380" text:style-name="L4">
        <text:list-item>
          <text:p text:style-name="P18"><text:span text:style-name="T7">int ap_log_add_debug_handle(int fd)</text:span><text:span text:style-name="T38"> - r</text:span><text:span text:style-name="T37">egister</text:span><text:span text:style-name="T38">s</text:span><text:span text:style-name="T37"> file/s</text:span><text:span text:style-name="T38">ocket </text:span><text:span text:style-name="T37">handle for debug output</text:span></text:p>
        </text:list-item>
        <text:list-item>
          <text:p text:style-name="P18"><text:span text:style-name="T7">int ap_log_remove_debug_handle(int fd)</text:span><text:span text:style-name="T38"> -</text:span><text:span text:style-name="T37"> removes handle from debug output</text:span><text:span text:style-name="T38"> targets list</text:span></text:p>
        </text:list-item>
        <text:list-item>
          <text:p text:style-name="P18"><text:span text:style-name="T7">int ap_log_is_debug_handle(int fd)</text:span><text:span text:style-name="T38"> -</text:span><text:span text:style-name="T37"> checks if handle is registered for debug output</text:span></text:p>
        </text:list-item>
      </text:list>
      <text:p text:style-name="P17"><text:span text:style-name="T38">Second</text:span><text:span text:style-name="T39">,</text:span><text:span text:style-name="T38"> you can start writing your messages with:</text:span></text:p>
      <text:list xml:id="list233407136135644" text:continue-numbering="true" text:style-name="L4">
        <text:list-item>
          <text:p text:style-name="P18"><text:span text:style-name="T7">void ap_log_debug_log(char *fmt, ...)</text:span><text:span text:style-name="T38"> -</text:span><text:span text:style-name="T37"> </text:span><text:span text:style-name="T38">printf() style </text:span><text:span text:style-name="T37">log</text:span><text:span text:style-name="T38">s</text:span><text:span text:style-name="T37"> something to the debug channel(s)</text:span></text:p>
        </text:list-item>
        <text:list-item>
          <text:p text:style-name="P18"><text:span text:style-name="T7">void </text:span><text:span text:style-name="T9">ap_log_</text:span><text:span text:style-name="T7">debug</text:span><text:span text:style-name="T9">_</text:span><text:span text:style-name="T7">log_output(char *buf, int buflen)</text:span><text:span text:style-name="T38"> -</text:span><text:span text:style-name="T37"> writes </text:span><text:span text:style-name="T38">pure </text:span><text:span text:style-name="T37">buf content into debugging channel(s)</text:span></text:p>
        </text:list-item>
      </text:list>
      <text:p text:style-name="P22"><text:span text:style-name="T37">A</text:span><text:span text:style-name="T31">dditionally there is common syslog facility wrapper:</text:span></text:p>
      <text:list xml:id="list2487771368045495552" text:style-name="L10">
        <text:list-item>
          <text:p text:style-name="P33"><text:span text:style-name="T7">void ap_log_do_syslog(int priority, char *fmt, ...)</text:span><text:span text:style-name="T39"> that</text:span><text:span text:style-name="T37"> </text:span><text:span text:style-name="T42">put your message to syslog </text:span><text:span text:style-name="T37">also call</text:span><text:span text:style-name="T42">s</text:span><text:span text:style-name="T37"> </text:span><text:span text:style-name="T7">ap_log_debug_log</text:span><text:span text:style-name="T8">()</text:span><text:span text:style-name="T37"> if </text:span><text:span text:style-name="T7">ap_log_debug_level</text:span><text:span text:style-name="T37"> is </text:span><text:span text:style-name="T39">&gt; 0</text:span></text:p>
        </text:list-item>
      </text:list>
      <text:p text:style-name="P15"><text:span text:style-name="T39">In case of error occurred inside of toolkit function, you can get it's number by calling </text:span><text:span text:style-name="T7">int ap_error_get(void)</text:span><text:span text:style-name="T8">, with</text:span><text:span text:style-name="T37"> </text:span><text:span text:style-name="T39">code </text:span><text:span text:style-name="T37">0 </text:span><text:span text:style-name="T39">means</text:span><text:span text:style-name="T37"> no error </text:span><text:span text:style-name="T39">(see </text:span><text:span text:style-name="T48">ap_error/*.h</text:span><text:span text:style-name="T39"> for list of </text:span><text:span text:style-name="T48">AP_ERROR</text:span><text:span text:style-name="T39"> definitions.<text:line-break/>Complement function is </text:span><text:span text:style-name="T7">const char *ap_error_get_string(void)</text:span><text:span text:style-name="T39"> that</text:span><text:span text:style-name="T37"> returns string with info on last error occurred</text:span><text:span text:style-name="T39">.<text:line-break/>It return function name where error was caught, definition of error and system errno + strerror() call result if there was actually a problem with some system call.</text:span></text:p>
      <text:p text:style-name="P20"><text:span text:style-name="T37">T</text:span><text:span text:style-name="T31">he </text:span><text:span text:style-name="T5">ap_log_h*</text:span><text:span text:style-name="T31"> set is designed to be much like fprintf/fputs/fputc standard calls, but instead of FILE* argument type it works with integer file or socket descriptor.</text:span></text:p>
      <text:list xml:id="list6278249207849045304" text:style-name="L5">
        <text:list-item>
          <text:p text:style-name="P21"><text:span text:style-name="T37">i</text:span><text:span text:style-name="T7">nt ap_log_hprintf(int fh, char *fmt, ...)</text:span><text:span text:style-name="T31"> -</text:span><text:span text:style-name="T37"> like fprintf</text:span><text:span text:style-name="T31">()</text:span></text:p>
        </text:list-item>
        <text:list-item>
          <text:p text:style-name="P21"><text:span text:style-name="T7">int ap_log_hputs(char *str, int fh)</text:span><text:span text:style-name="T31"> -</text:span><text:span text:style-name="T37"> like fputs</text:span><text:span text:style-name="T31">()</text:span></text:p>
        </text:list-item>
        <text:list-item>
          <text:p text:style-name="P21"><text:span text:style-name="T7">int ap_log_hputc(char c, int fh)</text:span><text:span text:style-name="T5"> </text:span><text:span text:style-name="T31">- </text:span><text:span text:style-name="T37">like fputc</text:span><text:span text:style-name="T31">()</text:span></text:p>
        </text:list-item>
      </text:list>
      <text:p text:style-name="P20"><text:span text:style-name="T37">A</text:span><text:span text:style-name="T31">nd a</text:span><text:span text:style-name="T5">p_log_mem_*</text:span><text:span text:style-name="T31"> group is </text:span><text:span text:style-name="T40">for raw memory area byte values display:</text:span></text:p>
      <text:list xml:id="list7678204616093613126" text:style-name="L6">
        <text:list-item>
          <text:p text:style-name="P19"><text:span text:style-name="T7">void ap_log_mem_dump_to_fd(int fh, void *p, int len)</text:span><text:span text:style-name="T40"> -</text:span><text:span text:style-name="T37"> hex</text:span><text:span text:style-name="T40">adecimal </text:span><text:span text:style-name="T37">dump</text:span><text:span text:style-name="T40"> with </text:span><text:span text:style-name="T37">printable chars into specified file handle</text:span></text:p>
        </text:list-item>
        <text:list-item>
          <text:p text:style-name="P19"><text:span text:style-name="T7">void ap_log_mem_dump(void *p, int len)</text:span><text:span text:style-name="T10"> </text:span><text:span text:style-name="T40">- </text:span><text:span text:style-name="T37">hex</text:span><text:span text:style-name="T40">adecimal </text:span><text:span text:style-name="T37">dump</text:span><text:span text:style-name="T40"> with </text:span><text:span text:style-name="T37">printable chars to debug channel(s)</text:span></text:p>
        </text:list-item>
        <text:list-item>
          <text:p text:style-name="P19"><text:soft-page-break/><text:span text:style-name="T7">void ap_log_mem_dump_bits_to_fd(int fh, void *p, int len)</text:span><text:span text:style-name="T10"> </text:span><text:span text:style-name="T40">-</text:span><text:span text:style-name="T37"> bit</text:span><text:span text:style-name="T40">s values </text:span><text:span text:style-name="T37">dump into specified file handle</text:span></text:p>
        </text:list-item>
        <text:list-item>
          <text:p text:style-name="P19"><text:span text:style-name="T7">void ap_log_mem_dump_bits(void *p, int len)</text:span><text:span text:style-name="T40"> -</text:span><text:span text:style-name="T37"> bit</text:span><text:span text:style-name="T40">s values </text:span><text:span text:style-name="T37">dump into debug channel(s)</text:span></text:p>
        </text:list-item>
      </text:list>
      <text:h text:style-name="Heading_20_1" text:outline-level="1"><text:span text:style-name="T31">Section 3. </text:span><text:span text:style-name="T5">ap_str</text:span><text:span text:style-name="T31"> - strings manipulation. </text:span><text:span text:style-name="T40">Parsing and tokens</text:span></text:h>
      <text:p text:style-name="P25"><text:span text:style-name="T31">The main functions set is ap_str_parse* which is wrapper around strtok(), plus some additional marvels:</text:span></text:p>
      <text:list xml:id="list1203998174852121445" text:style-name="L8">
        <text:list-item>
          <text:p text:style-name="P26"><text:span text:style-name="T10">ap_str_parse_rec_t *ap_str_parse_init(char *in_str, char *user_separators)</text:span><text:span text:style-name="T31"> - </text:span><text:span text:style-name="T40">creates new parsing record from </text:span><text:span text:style-name="T10">in_str</text:span><text:span text:style-name="T40">, using user_separators if not NULL</text:span><text:span text:style-name="T5"> </text:span><text:span text:style-name="T31">or</text:span><text:span text:style-name="T40"> </text:span><text:span text:style-name="T52">'</text:span><text:span text:style-name="T54">space</text:span><text:span text:style-name="T52">'</text:span><text:span text:style-name="T40"> </text:span><text:span text:style-name="T31">and</text:span><text:span text:style-name="T40"> </text:span><text:span text:style-name="T52">'</text:span><text:span text:style-name="T54">tab</text:span><text:span text:style-name="T52">'</text:span><text:span text:style-name="T31"> characters as default.<text:line-break/>The in_str is copied into parsing record, so you may </text:span><text:span text:style-name="T41">re-use it after this call.</text:span></text:p>
        </text:list-item>
        <text:list-item>
          <text:p text:style-name="P26"><text:span text:style-name="T10">void ap_str_parse_end(ap_str_parse_rec_t *r)</text:span><text:span text:style-name="T41"> -</text:span><text:span text:style-name="T40"> destroys parse record</text:span><text:span text:style-name="T41">, freeing internal memory allocations</text:span></text:p>
        </text:list-item>
        <text:list-item>
          <text:p text:style-name="P26"><text:span text:style-name="T10">char *ap_str_parse_next_arg(ap_str_parse_rec_t *r)</text:span><text:span text:style-name="T41"> - return</text:span><text:span text:style-name="T40"> next token</text:span><text:span text:style-name="T41"> or NULL if end of string</text:span></text:p>
        </text:list-item>
        <text:list-item>
          <text:p text:style-name="P26"><text:span text:style-name="T10">char *ap_str_parse_get_remaining(ap_str_parse_rec_t *r)</text:span><text:span text:style-name="T41"> -</text:span><text:span text:style-name="T40"> get remnants </text:span><text:span text:style-name="T41">of string without parsing it</text:span></text:p>
        </text:list-item>
        <text:list-item>
          <text:p text:style-name="P26"><text:span text:style-name="T10">char *ap_str_parse_rollback(ap_str_parse_rec_t *r, int roll_count)</text:span><text:span text:style-name="T41"> -</text:span><text:span text:style-name="T40"> roll</text:span><text:span text:style-name="T41">ing </text:span><text:span text:style-name="T40">n tokens</text:span><text:span text:style-name="T41"> back, restoring unparsed string. Reparses string at the requested point and returns token.</text:span></text:p>
        </text:list-item>
        <text:list-item>
          <text:p text:style-name="P26"><text:span text:style-name="T10">char *ap_str_parse_skip(ap_str_parse_rec_t *r, int skip_count)</text:span><text:span text:style-name="T41"> - </text:span><text:span text:style-name="T40">skip n tokens forward</text:span><text:span text:style-name="T41">. Returns token.</text:span></text:p>
        </text:list-item>
        <text:list-item>
          <text:p text:style-name="P27"><text:span text:style-name="T10">int ap_str_parse_get_bool(ap_str_parse_rec_t *r)</text:span><text:span text:style-name="T41"> -</text:span><text:span text:style-name="T40"> </text:span><text:span text:style-name="T41">treats</text:span><text:span text:style-name="T40"> next </text:span><text:span text:style-name="T41">token</text:span><text:span text:style-name="T40"> as </text:span><text:span text:style-name="T41">textual </text:span><text:span text:style-name="T43">Boolean</text:span><text:span text:style-name="T40"> value </text:span><text:span text:style-name="T41">and returns </text:span><text:span text:style-name="T43">Boolean</text:span><text:span text:style-name="T41"> value of it.</text:span><text:span text:style-name="T40"> -1 in case of error</text:span><text:span text:style-name="T41">. Recognized words is </text:span><text:span text:style-name="T40">on/off</text:span><text:span text:style-name="T41">,</text:span><text:span text:style-name="T40"> 1/0</text:span><text:span text:style-name="T41">,</text:span><text:span text:style-name="T40"> true/false</text:span><text:span text:style-name="T41">, enable/disable</text:span><text:span text:style-name="T40"><text:line-break/></text:span></text:p>
        </text:list-item>
      </text:list>
      <text:p text:style-name="P8"><text:span text:style-name="T42">Other functions:</text:span></text:p>
      <text:list xml:id="list7401658149747590188" text:style-name="L9">
        <text:list-item>
          <text:p text:style-name="P28"><text:span text:style-name="T11">void </text:span><text:span text:style-name="T10">*ap_str_getmem(int size, char *errmsg)</text:span><text:span text:style-name="T42"> -</text:span><text:span text:style-name="T40"> </text:span><text:span text:style-name="T42">A </text:span><text:span text:style-name="T10">malloc</text:span><text:span text:style-name="T40"> with err</text:span><text:span text:style-name="T42">or</text:span><text:span text:style-name="T40"> checking. </text:span><text:span text:style-name="T42">In case of <text:s/>error, </text:span><text:span text:style-name="T40">if </text:span><text:span text:style-name="T10">errmsg</text:span><text:span text:style-name="T40"> != NULL it is reported via </text:span><text:span text:style-name="T11">ap_log_</text:span><text:span text:style-name="T10">do</text:span><text:span text:style-name="T11">_</text:span><text:span text:style-name="T10">syslog</text:span><text:span text:style-name="T12">()</text:span><text:span text:style-name="T40"> and </text:span><text:span text:style-name="T10">exit(1)</text:span><text:span text:style-name="T40"> </text:span><text:span text:style-name="T42">is </text:span><text:span text:style-name="T40">called</text:span><text:span text:style-name="T42"> in the end</text:span></text:p>
        </text:list-item>
        <text:list-item>
          <text:p text:style-name="P28"><text:span text:style-name="T10">int ap_str_makestr(char **d</text:span><text:span text:style-name="T11">estination</text:span><text:span text:style-name="T10">, const char *s</text:span><text:span text:style-name="T11">ource</text:span><text:span text:style-name="T10">)</text:span><text:span text:style-name="T42"> - </text:span><text:span text:style-name="T10">strdup</text:span><text:span text:style-name="T11">()</text:span><text:span text:style-name="T42">-like, but</text:span><text:span text:style-name="T40"> with auto </text:span><text:span text:style-name="T10">free/malloc</text:span><text:span text:style-name="T40"> </text:span><text:span text:style-name="T42">calls for </text:span><text:span text:style-name="T40">d</text:span><text:span text:style-name="T42">estination. if it is NULL, then it's being allocated and </text:span><text:span text:style-name="T11">strcat()</text:span><text:span text:style-name="T42">-ted. If it is not NULL, then </text:span><text:span text:style-name="T11">free()</text:span><text:span text:style-name="T42"> is called upon it, then </text:span><text:span text:style-name="T11">malloc()</text:span><text:span text:style-name="T42"> and </text:span><text:span text:style-name="T11">strcat()</text:span><text:span text:style-name="T42">. Used for storing some default value first and replacing it with more actual data later.</text:span></text:p>
        </text:list-item>
        <text:list-item>
          <text:p text:style-name="P28"><text:span text:style-name="T10">int ap_str_fix_buf_size(char **buf, int *bufsize, int *bufpos, int needbytes)</text:span><text:span text:style-name="T42"> -</text:span><text:span text:style-name="T40"> checks if designated buffer can hold </text:span><text:span text:style-name="T42">additional</text:span><text:span text:style-name="T40"> data </text:span><text:span text:style-name="T42">of specified size </text:span><text:span text:style-name="T40">and </text:span><text:span text:style-name="T42">if not the </text:span><text:span text:style-name="T11">realloc()</text:span><text:span text:style-name="T42"> is called and </text:span><text:span text:style-name="T11">bufsize</text:span><text:span text:style-name="T42"> is updated</text:span></text:p>
        </text:list-item>
        <text:list-item>
          <text:p text:style-name="P29"><text:span text:style-name="T10">int ap_str_put_to_buf(char **buf, int *bufsize, int *bufpos, void *src, int srclen)</text:span><text:span text:style-name="T42"> -</text:span><text:span text:style-name="T40"> puts </text:span><text:span text:style-name="T42">some </text:span><text:span text:style-name="T40">data into buffer, </text:span><text:span text:style-name="T43">calling </text:span><text:span text:style-name="T10">ap_str_fix_buf_size(</text:span><text:span text:style-name="T12">)</text:span><text:span text:style-name="T43"> first, to check and fix, then </text:span><text:span text:style-name="T12">srclen</text:span><text:span text:style-name="T43"> bytes is copied into </text:span><text:span text:style-name="T12">buf</text:span><text:span text:style-name="T43">, starting with </text:span><text:span text:style-name="T12">bufpos</text:span><text:span text:style-name="T43"> <text:s/>offset</text:span><text:span text:style-name="T40"><text:line-break/></text:span></text:p>
        </text:list-item>
      </text:list>
      <text:h text:style-name="Heading_20_1" text:outline-level="1"><text:span text:style-name="T31">Section 4. </text:span><text:span text:style-name="T5">ap_utils</text:span><text:span text:style-name="T31"> - Miscellaneous utilit</text:span><text:span text:style-name="T40">ies.</text:span></text:h>
      <text:p text:style-name="P34">We have here one big set of time-related functions dealing with <text:span text:style-name="T5">struct timeval</text:span> and <text:span text:style-name="T5">struct timespec</text:span></text:p>
      <text:p text:style-name="P7"><text:span text:style-name="T5">struct timeval</text:span> ones:</text:p>
      <text:list xml:id="list386780386673327403" text:style-name="L11">
        <text:list-item>
          <text:p text:style-name="P30"><text:span text:style-name="T5">int ap_utils_timeval_cmp_to_now(struct timeval *tv)</text:span><text:span text:style-name="T62"> -</text:span> performs <text:span text:style-name="T13">*</text:span><text:span text:style-name="T5">tv</text:span> <text:span text:style-name="T62">versus</text:span> <text:span text:style-name="T62">current clock comparison</text:span>, returning -1 if <text:span text:style-name="T13">*tv</text:span><text:span text:style-name="T62"> is </text:span>less, 0 if == now and 1 if past current time</text:p>
        </text:list-item>
        <text:list-item>
          <text:p text:style-name="P30"><text:span text:style-name="T5">int ap_utils_timeval_set(struct timeval *tv, int mode, int msec)</text:span><text:span text:style-name="T62"> - corrects or sets </text:span><text:span text:style-name="T13">*tv</text:span><text:span text:style-name="T62"> value depending on </text:span><text:span text:style-name="T13">mode</text:span><text:span text:style-name="T62">, using </text:span><text:span text:style-name="T13">msec</text:span><text:span text:style-name="T62"> as milliseconds count or offset. The modes are:</text:span></text:p>
        </text:list-item>
        <text:list-item>
          <text:p text:style-name="P37">AP_UTILS_TIME_ADD <text:span text:style-name="T62"><text:s/>- </text:span>adds <text:span text:style-name="T13">msec</text:span><text:span text:style-name="T62"> amount to </text:span><text:span text:style-name="T13">*</text:span><text:span text:style-name="T5">t</text:span><text:span text:style-name="T13">v</text:span> current value</text:p>
        </text:list-item>
        <text:list-item>
          <text:p text:style-name="P37"><text:span text:style-name="T62">AP_UTILS_TIME_SUB - subtracts </text:span><text:span text:style-name="T13">msec</text:span><text:span text:style-name="T62"> amount from </text:span><text:span text:style-name="T13">*</text:span><text:span text:style-name="T5">t</text:span><text:span text:style-name="T13">v</text:span> current value</text:p>
        </text:list-item>
        <text:list-item>
          <text:p text:style-name="P37"><text:span text:style-name="T62">AP_UTILS_TIME_SET_FROM_NOW - set </text:span><text:span text:style-name="T13">*tv</text:span><text:span text:style-name="T62"> value to current time + </text:span><text:span text:style-name="T13">msec</text:span></text:p>
        </text:list-item>
        <text:list-item>
          <text:p text:style-name="P37"><text:span text:style-name="T62">AP_UTILS_TIME_SET_FROMZERO - set value to </text:span><text:span text:style-name="T13">msec</text:span><text:span text:style-name="T62"> milliseconds</text:span></text:p>
        </text:list-item>
      </text:list>
      <text:p text:style-name="P34"><text:span text:style-name="T20">struct timespec</text:span><text:span text:style-name="T30"> ones.</text:span> Used as time values holding structures inside the <text:span text:style-name="T45">ap_net</text:span> module</text:p>
      <text:list xml:id="list233407168148765" text:continue-numbering="true" text:style-name="L11">
        <text:list-item>
          <text:p text:style-name="P31"><text:span text:style-name="T5">int ap_utils_timespec_cmp_to_now(struct timespec *ts)</text:span><text:span text:style-name="T13"> </text:span><text:span text:style-name="T62">-</text:span> performs <text:span text:style-name="T13">*</text:span><text:span text:style-name="T5">t</text:span><text:span text:style-name="T14">s</text:span> <text:span text:style-name="T62">versus</text:span> <text:span text:style-name="T62">current clock comparison</text:span>, returning -1 if <text:span text:style-name="T13">*tv</text:span><text:span text:style-name="T62"> is </text:span>less, 0 if == now and 1 if past current time</text:p>
        </text:list-item>
        <text:list-item>
          <text:p text:style-name="P30"><text:span text:style-name="T5">void ap_utils_timespec_clear(struct timespec *ts)</text:span><text:span text:style-name="T63"> - sets </text:span><text:span text:style-name="T14">*ts</text:span><text:span text:style-name="T63"> value to zero</text:span></text:p>
        </text:list-item>
        <text:list-item>
          <text:p text:style-name="P31"><text:soft-page-break/><text:span text:style-name="T5">int ap_utils_timespec_set(struct timespec *ts, int mode, int msec)</text:span><text:span text:style-name="T63"> - same as <text:s/></text:span><text:span text:style-name="T5">ap_utils_timeval_set</text:span><text:span text:style-name="T14">()</text:span></text:p>
        </text:list-item>
        <text:list-item>
          <text:p text:style-name="P30"><text:span text:style-name="T5">int ap_utils_timespec_is_set(struct timespec *ts)</text:span><text:span text:style-name="T63"> - returns true if </text:span><text:span text:style-name="T14">*ts</text:span><text:span text:style-name="T63"> is not zero</text:span></text:p>
        </text:list-item>
        <text:list-item>
          <text:p text:style-name="P30"><text:span text:style-name="T5">void ap_utils_timespec_add(struct timespec *a, struct timespec *b, struct timespec *destination)</text:span><text:span text:style-name="T63"> - Simply calculates *destination = *a + *b</text:span></text:p>
        </text:list-item>
        <text:list-item>
          <text:p text:style-name="P31"><text:span text:style-name="T5">void ap_utils_timespec_sub(struct timespec *a, struct timespec *b, struct timespec *destination)</text:span><text:span text:style-name="T14"> </text:span><text:span text:style-name="T63">- Simply calculates </text:span><text:span text:style-name="T14">*destination</text:span><text:span text:style-name="T63"> = </text:span><text:span text:style-name="T14">*a</text:span><text:span text:style-name="T63"> - </text:span><text:span text:style-name="T14">*b</text:span></text:p>
        </text:list-item>
        <text:list-item>
          <text:p text:style-name="P31">l<text:span text:style-name="T5">ong ap_utils_timespec_elapsed(struct timespec *begin, struct timespec *end, struct timespec *destination)</text:span><text:span text:style-name="T63"> - Counts elapsed time </text:span><text:span text:style-name="T14">*destination</text:span><text:span text:style-name="T63"> = </text:span><text:span text:style-name="T14">*end</text:span><text:span text:style-name="T63"> - </text:span><text:span text:style-name="T14">*begin</text:span><text:span text:style-name="T63">. </text:span><text:span text:style-name="T14">begin</text:span><text:span text:style-name="T63"> or </text:span><text:span text:style-name="T14">end</text:span><text:span text:style-name="T63"> can be NULL, in which case missing one is replaced in calculation by current clock value. For example if the </text:span><text:span text:style-name="T14">end</text:span><text:span text:style-name="T63"> is NULL then we get </text:span><text:span text:style-name="T14">*destination</text:span><text:span text:style-name="T63"> = </text:span><text:span text:style-name="T4">now</text:span><text:span text:style-name="T63"> - </text:span><text:span text:style-name="T14">*begin</text:span><text:span text:style-name="T63">. </text:span><text:span text:style-name="T14">destination</text:span><text:span text:style-name="T63"> can be NULL too if you only need returned milliseconds value.</text:span></text:p>
        </text:list-item>
        <text:list-item>
          <text:p text:style-name="P30"><text:span text:style-name="T5">long ap_utils_timespec_to_milliseconds(struct timespec *ts)</text:span><text:span text:style-name="T63"> - Return </text:span><text:span text:style-name="T14">*ts</text:span><text:span text:style-name="T63"> value as milliseconds</text:span></text:p>
        </text:list-item>
      </text:list>
      <text:p text:style-name="P6">Other functions and features:</text:p>
      <text:list xml:id="list233407175163690" text:continue-numbering="true" text:style-name="L11">
        <text:list-item>
          <text:p text:style-name="P32"><text:span text:style-name="T5">uint16_t count_crc16(void *mem, int len)</text:span><text:span text:style-name="T64"> - do standard CRC16 calculation of memory area of length </text:span><text:span text:style-name="T15">len</text:span></text:p>
        </text:list-item>
        <text:list-item>
          <text:p text:style-name="P32">bit_get(p,m)<text:span text:style-name="T64">, </text:span>bit_is_set(p,m)<text:span text:style-name="T64">, </text:span>bit_set(p,m)<text:span text:style-name="T64">, </text:span>bit_clear(p,m)<text:span text:style-name="T64">, </text:span>bit_flip(p,m)<text:span text:style-name="T64">, </text:span>bit_write(c,p,m)<text:span text:style-name="T64">, </text:span>BIT(x) (1 &lt;&lt; (x))<text:line-break/><text:span text:style-name="T64">is macros for bit fields manupulation</text:span></text:p>
        </text:list-item>
      </text:list>
      <text:p text:style-name="P35">End of document.</text:p>
      <text:p text:style-name="P35">AP's Toolkit is Copyright 2013 by Andrej Pakhutin kadavris&lt;at&gt;gmail.com</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orhok" svg:font-family="Torho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Безымянный1" style:family="paragraph" style:parent-style-name="Text_20_body"/>
    <style:style style:name="Код" style:family="paragraph" style:parent-style-name="Text_20_body" style:next-style-name="Text_20_body" style:master-page-name="">
      <style:paragraph-properties fo:orphans="2" fo:widows="2" style:page-number="auto" fo:background-color="transparent" fo:padding="0.049cm" fo:border="0.06pt solid #000000" style:shadow="non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background-image/>
      </style:paragraph-properties>
      <style:text-properties style:font-name="Courier New1" fo:font-size="9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15T23:34:07.051000000</dc:date>
    <meta:generator>LibreOffice/4.1.0.4$Windows_x86 LibreOffice_project/89ea49ddacd9aa532507cbf852f2bb22b1ace28</meta:generator>
    <meta:editing-duration>P1DT34M42S</meta:editing-duration>
    <meta:editing-cycles>21</meta:editing-cycles>
    <meta:document-statistic meta:table-count="0" meta:image-count="0" meta:object-count="0" meta:page-count="5" meta:paragraph-count="91" meta:word-count="2213" meta:character-count="15145" meta:non-whitespace-character-count="12935"/>
  </office:meta>
</office:document-meta>
</file>